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fo:background-color="#ffff00" style:font-size-asian="14pt" style:font-size-complex="14pt"/>
    </style:style>
    <style:style style:name="P3" style:family="paragraph" style:parent-style-name="Standard">
      <style:paragraph-properties fo:text-align="justify" style:justify-single-word="false"/>
      <style:text-properties fo:font-size="14pt" fo:background-color="transparent" style:font-size-asian="14pt" style:font-size-complex="14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fo:background-color="transparent" style:font-size-asian="14pt" style:font-size-complex="14pt"/>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text-properties fo:background-color="transparent" loext:char-shading-value="0"/>
    </style:style>
    <style:style style:name="T10" style:family="text">
      <style:text-properties fo:background-color="transparent" loext:char-shading-value="0"/>
    </style:style>
    <style:style style:name="T11" style:family="text">
      <style:text-properties fo:font-weight="bold" style:font-weight-asian="bold" style:font-weight-complex="bold"/>
    </style:style>
    <style:style style:name="T12" style:family="text">
      <style:text-properties fo:font-weight="bold" fo:background-color="transparent" style:font-weight-asian="bold" style:font-weight-complex="bold" loext:char-shading-value="0"/>
    </style:style>
    <style:style style:name="T13" style:family="text">
      <style:text-properties fo:font-weight="bold" fo:background-color="transparent" style:font-weight-asian="bold" style:font-weight-complex="bold" loext:char-shading-value="0"/>
    </style:style>
    <style:style style:name="T14" style:family="text">
      <style:text-properties fo:font-weight="bold" fo:background-color="transparent" style:font-weight-asian="bold" style:font-weight-complex="bold" loext:char-shading-value="0"/>
    </style:style>
    <style:style style:name="T15" style:family="text">
      <style:text-properties fo:font-weight="bold" fo:background-color="transparent" style:font-weight-asian="bold" style:font-weight-complex="bold" loext:char-shading-value="0"/>
    </style:style>
    <style:style style:name="T16" style:family="text">
      <style:text-properties fo:font-weight="bold" fo:background-color="transparent" style:font-weight-asian="bold" style:font-weight-complex="bold" loext:char-shading-value="0"/>
    </style:style>
    <style:style style:name="T17" style:family="text">
      <style:text-properties style:text-underline-style="solid" style:text-underline-width="auto" style:text-underline-color="font-color"/>
    </style:style>
    <style:style style:name="T18"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EGUNTAS TIPO TEST TEMA 4</text:p>
      <text:p text:style-name="P1"/>
      <text:p text:style-name="P1"/>
      <text:p text:style-name="P1"><text:span text:style-name="T11">1. </text:span>Que afirmaciones son verdaderas?</text:p>
      <text:p text:style-name="P1"/>
      <text:p text:style-name="P3">a) <text:span text:style-name="T17">autocommit está activado por defecto</text:span>.</text:p>
      <text:p text:style-name="P3"/>
      <text:p text:style-name="P3">b) autocommit está desactivado por defecto.</text:p>
      <text:p text:style-name="P3"/>
      <text:p text:style-name="P3">c) autorollback está activado por defecto.</text:p>
      <text:p text:style-name="P3"/>
      <text:p text:style-name="P3">d) autorollback está desactivado por defecto.</text:p>
      <text:p text:style-name="P3"/>
      <text:p text:style-name="P3"/>
      <text:p text:style-name="P3"><text:span text:style-name="T11">2. </text:span>Elija la opción correcta. En el MySQL. para activar el autocommit, hay que hacer ...</text:p>
      <text:p text:style-name="P3"/>
      <text:p text:style-name="P3">a) <text:span text:style-name="T17">set commit = 1;</text:span></text:p>
      <text:p text:style-name="P3"/>
      <text:p text:style-name="P3">b) set commit = 0;</text:p>
      <text:p text:style-name="P3"/>
      <text:p text:style-name="P3">c) set autocommit = 1;</text:p>
      <text:p text:style-name="P3"/>
      <text:p text:style-name="P3">d) set autocommit = 0;</text:p>
      <text:p text:style-name="P3"/>
      <text:p text:style-name="P3"/>
      <text:p text:style-name="P3"><text:span text:style-name="T11">3. </text:span>Elija las opciones correctas. En el MySQL, cuando en la descripción de un error aparece el texto 'child row', ...</text:p>
      <text:p text:style-name="P3"/>
      <text:p text:style-name="P3">a) se refiere a un error en la referencia a una clave primaria.</text:p>
      <text:p text:style-name="P3"/>
      <text:p text:style-name="P3">b) se refiere a un error en la referencia a una clave alternativa.</text:p>
      <text:p text:style-name="P3"/>
      <text:p text:style-name="P3">c) <text:span text:style-name="T17">se refiere a un error en la referencia a una clave foránea.</text:span></text:p>
      <text:p text:style-name="P1"/>
      <text:p text:style-name="P3">d) se refiere a una fila hija.</text:p>
      <text:p text:style-name="P2"/>
      <text:p text:style-name="P2"/>
      <text:p text:style-name="P3"><text:span text:style-name="T11">4.</text:span> Seleccione la sentencia SQL que debe ir en cada definición.</text:p>
      <text:p text:style-name="P3"/>
      <text:p text:style-name="P3">a) La sentencia..<text:span text:style-name="T18">UPDATE</text:span>...es la instrucción proporcionada por el lenguaje SQL para modificar los valores de las filas que hay en las tablas.</text:p>
      <text:p text:style-name="P3"/>
      <text:p text:style-name="P3">b) La sentencia...<text:span text:style-name="T18">INSERT</text:span>...es la instrucción proporcionada por el lenguaje SQL para insertar nuevas filas en las tablas.</text:p>
      <text:p text:style-name="P3"><text:soft-page-break/></text:p>
      <text:p text:style-name="P3">c) La sentencia...<text:span text:style-name="T18">DELETE</text:span>...es la instrucción proporcionada por el lenguaje SQL para borrar filas existentes que hay en las tablas.</text:p>
      <text:p text:style-name="P3"/>
      <text:p text:style-name="P3">d) La sentencia...<text:span text:style-name="T18">REPLACE</text:span>...es la instrucción proporcionada por el lenguaje SQL de MySQL para reemplazar filas en las tablas si estas ya existían o añadirlas, si no existían.</text:p>
      <text:p text:style-name="P3"/>
      <text:p text:style-name="P3">e) La sentencia.<text:span text:style-name="T18">EXTRACTVALUE</text:span>...permite leer un fichero en formato xml y almacenar los datos contenidos en una tabla de la base de datos. </text:p>
      <text:p text:style-name="P3"/>
      <text:p text:style-name="P3"/>
      <text:p text:style-name="P3"><text:span text:style-name="T11">5. </text:span>Indicad si son verdaderas (V) o falsas (F) las afirmaciones siguientes: </text:p>
      <text:p text:style-name="P3"/>
      <text:p text:style-name="P3">a) desc nombre_tabla es una sentencia para eliminar la tabla. <text:span text:style-name="T18">F</text:span></text:p>
      <text:p text:style-name="P3"/>
      <text:p text:style-name="P3">b) delete * from tabla; provocaría un error de sintaxis en ser ejecutada sobre una base de datos MySQL. <text:span text:style-name="T18">V</text:span></text:p>
      <text:p text:style-name="P3"/>
      <text:p text:style-name="P3">c) delete from tabla; provocaría un error de sintaxis en ser ejecutada sobre una base de datos MySQL. <text:span text:style-name="T18">F</text:span></text:p>
      <text:p text:style-name="P3"/>
      <text:p text:style-name="P3">d) delete tabla; provocaría un error de sintaxis en ser ejecutada sobre una base de datos MySQL. <text:s/><text:span text:style-name="T18">V</text:span></text:p>
      <text:p text:style-name="P3"/>
      <text:p text:style-name="P3"/>
      <text:p text:style-name="P3"><text:span text:style-name="T11">6.</text:span> Indicad si son verdaderas (V) o falsas (F) las afirmaciones siguientes: </text:p>
      <text:p text:style-name="P3"/>
      <text:p text:style-name="P3">a) En el MySQL se puede poner un comentario con el símbolo # seguido de espacio en blanco y hasta el final de la línea. <text:span text:style-name="T18">F </text:span></text:p>
      <text:p text:style-name="P3"/>
      <text:p text:style-name="P3">b) En el MySQL se puede poner un comentario con el símbolo # y hasta el final de la línea, aunque sea sin espacio en blanco después del símbolo. <text:span text:style-name="T18">V</text:span></text:p>
      <text:p text:style-name="P3"/>
      <text:p text:style-name="P3">c) En el MySQL se puede poner un comentario con el símbolo / * y hasta * /, aunque ocupe varias líneas. <text:span text:style-name="T18">V</text:span></text:p>
      <text:p text:style-name="P3"/>
      <text:p text:style-name="P3">d) En el MySQL se puede poner un comentario con el símbolo - seguido de espacio en blanco y hasta el final de la línea. <text:span text:style-name="T18">F</text:span></text:p>
      <text:p text:style-name="P3"/>
      <text:p text:style-name="P3">e) En el MySQL se puede poner un comentario con el símbolo - y hasta el final de la línea, aunque sea sin espacio en blanco después del símbolo. <text:span text:style-name="T18">F</text:span></text:p>
      <text:p text:style-name="P3"/>
      <text:p text:style-name="P3"/>
      <text:p text:style-name="P3"/>
      <text:p text:style-name="P3"><text:soft-page-break/><text:span text:style-name="T11">7. </text:span>Seleccione la restricción adecuada para las siguientes definiciones:</text:p>
      <text:p text:style-name="P3"/>
      <text:p text:style-name="P3">En el MySQL ...</text:p>
      <text:p text:style-name="P3"/>
      <text:p text:style-name="P3">a) el modificador de columna.................... permite garantizar que una columna estará formada por valores diferentes, es decir, que no habrá valores idénticos.</text:p>
      <text:p text:style-name="P3"/>
      <text:p text:style-name="P3">b) la obligatoriedad de valor en una columna se garantizará con el modificador....................</text:p>
      <text:p text:style-name="P3"/>
      <text:p text:style-name="P3">c) la restricción....................define la columna o las columnas que ejercerán de clave primaria de la tabla. </text:p>
      <text:p text:style-name="P3"/>
      <text:p text:style-name="P3">d) el modificador.................... permite definir columnas que ante una nueva inserción permiten la inserción automática del valor máximo que ya existiera en la tabla, incrementado en una unidad. </text:p>
      <text:p text:style-name="P3"/>
      <text:p text:style-name="P3"/>
      <text:p text:style-name="P3"><text:span text:style-name="T11">8.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 references A );</text:p>
      <text:p text:style-name="P3"/>
      <text:p text:style-name="P3">Elija la opción correcta. El resultado es ...</text:p>
      <text:p text:style-name="P3"/>
      <text:p text:style-name="P3">a) las tablas se crean pero no se crea la restricción de clave foránea.</text:p>
      <text:p text:style-name="P3"/>
      <text:p text:style-name="P3">b) las tablas se crean y también se crea la restricción de clave foránea.</text:p>
      <text:p text:style-name="P3"/>
      <text:p text:style-name="P3">c) las tablas se crean y también se crea la restricción de clave foránea, pero sólo si se trabaja con motor de almacenamiento MyISAM.</text:p>
      <text:p text:style-name="P3"/>
      <text:p text:style-name="P3">d) s<text:span text:style-name="T17">e crea la primera tabla, pero no la segunda, debido a un error de sintaxis.</text:span></text:p>
      <text:p text:style-name="P3"/>
      <text:p text:style-name="P3"/>
      <text:p text:style-name="P3"><text:span text:style-name="T11">9.</text:span> En el MySQL, si se define una clave foránea tal como sigue:</text:p>
      <text:p text:style-name="P3"/>
      <text:p text:style-name="P3">create table A ( </text:p>
      <text:p text:style-name="P3"><text:s text:c="2"/>a1 int primary key,</text:p>
      <text:p text:style-name="P3"><text:s text:c="2"/>a2 int);</text:p>
      <text:p text:style-name="P3"><text:soft-page-break/></text:p>
      <text:p text:style-name="P3">create table B (</text:p>
      <text:p text:style-name="P3"><text:s text:c="2"/>b1 int primary key,</text:p>
      <text:p text:style-name="P3"><text:s text:c="2"/>b2 int,</text:p>
      <text:p text:style-name="P3"><text:s text:c="2"/>index (b2),</text:p>
      <text:p text:style-name="P3"><text:s text:c="2"/>foreign key (b2) references A(a1) );</text:p>
      <text:p text:style-name="P3"/>
      <text:p text:style-name="P3">Elija la opción correcta. El resultado es …</text:p>
      <text:p text:style-name="P3"/>
      <text:p text:style-name="P3">a) las tablas se crean pero no se crea la restricción de clave foránea.</text:p>
      <text:p text:style-name="P3"/>
      <text:p text:style-name="P3">b) las tablas se crean y también se crea la restricción de clave foránea.</text:p>
      <text:p text:style-name="P3"/>
      <text:p text:style-name="P3">c) las tablas se crean y también se crea la restricción de clave foránea, pero sólo si se trabaja con motor de almacenamiento MyISAM.</text:p>
      <text:p text:style-name="P3"/>
      <text:p text:style-name="P3">d) se crea la primera tabla, pero no la segunda, debido a un error de sintaxis.</text:p>
      <text:p text:style-name="P3"/>
      <text:p text:style-name="P3"/>
      <text:p text:style-name="P3"><text:span text:style-name="T11">10.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 references A );</text:p>
      <text:p text:style-name="P3"/>
      <text:p text:style-name="P3">I posteriormente se intentan inserir las filas siguientes: </text:p>
      <text:p text:style-name="P3"/>
      <text:p text:style-name="P3">insert into A values (1,1);</text:p>
      <text:p text:style-name="P3"/>
      <text:p text:style-name="P3">insert into B values (2,2);</text:p>
      <text:p text:style-name="P3"/>
      <text:p text:style-name="P3">Elija la opción correcta. El sistema …</text:p>
      <text:p text:style-name="P3"/>
      <text:p text:style-name="P3">a) no muestra ningún error e inserta una fila en cada tabla.</text:p>
      <text:p text:style-name="P3"/>
      <text:p text:style-name="P3">b) sólo inserta la fila sobre A, la otra tiene un problema de referencia en la clave foránea.</text:p>
      <text:p text:style-name="P3"/>
      <text:p text:style-name="P3">c) sólo inserta la fila sobre B, la otra tiene un problema de referencia en la clave foránea.</text:p>
      <text:p text:style-name="P3"/>
      <text:p text:style-name="P3"><text:soft-page-break/>d) no puede insertar ninguna fila porque hay problemas de referencia con la clave foránea.</text:p>
      <text:p text:style-name="P3"/>
      <text:p text:style-name="P3"/>
      <text:p text:style-name="P3"><text:span text:style-name="T11">11.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text:p>
      <text:p text:style-name="P3"><text:s text:c="2"/>index (b2),</text:p>
      <text:p text:style-name="P3"><text:s text:c="2"/>foreign key (b2) references A(a1) );</text:p>
      <text:p text:style-name="P3"/>
      <text:p text:style-name="P3">I posteriormente se intentan inserir las filas siguientes: </text:p>
      <text:p text:style-name="P3"/>
      <text:p text:style-name="P3">insert into A values (1,1);</text:p>
      <text:p text:style-name="P3"/>
      <text:p text:style-name="P3">insert into B values (2,2);</text:p>
      <text:p text:style-name="P3"/>
      <text:p text:style-name="P1"><text:span text:style-name="T1">Elija la opción correcta. El </text:span><text:span text:style-name="T1">resultado es …</text:span></text:p>
      <text:p text:style-name="P3"/>
      <text:p text:style-name="P1"><text:span text:style-name="T1">a) </text:span><text:span text:style-name="T1">Correcto.</text:span></text:p>
      <text:p text:style-name="P3"/>
      <text:p text:style-name="P3">b) Falso: sólo se inserta la fila sobre A, la otra tiene un problema de referencia en la clave foránea.</text:p>
      <text:p text:style-name="P2"/>
      <text:p text:style-name="P3">c) Falso: sólo se inserta la fila sobre B, la otra tiene un problema de referencia en la clave foránea.</text:p>
      <text:p text:style-name="P3"/>
      <text:p text:style-name="P3">d) Falso: no se puede insertar ninguna fila porque hay problemas de referencia con la clave foránea.</text:p>
      <text:p text:style-name="P3"/>
      <text:p text:style-name="P3"/>
      <text:p text:style-name="P3"><text:span text:style-name="T11">12.</text:span> Seleccione la opción correcta para cada caso. Ante la actualización o la eliminación de filas que sean claves foráneas de otras tablas …</text:p>
      <text:p text:style-name="P3"/>
      <text:p text:style-name="P3">a) la opción por defecto que no permite la eliminación o la actualización de datos en la tabla principal es …………… </text:p>
      <text:p text:style-name="P3"/>
      <text:p text:style-name="P3">b) cuando se actualiza o elimina la fila padre, las filas relacionadas (hijas) también se actualizan o eliminan automáticamente: ……………….. </text:p>
      <text:p text:style-name="P3"/>
      <text:p text:style-name="P3"><text:soft-page-break/>c) cuando se actualiza o elimina la fila padre, las filas relacionadas (hijas) se actualizan a NULL. Hay haberlas definido de forma que admitan valores nulos, claro. …………….. </text:p>
      <text:p text:style-name="P3"/>
      <text:p text:style-name="P3">d) cuando se actualiza o elimina la fila padre, las filas relacionadas (hijas) se actualizan al valor predeterminado. El MySQL soporta la sintaxis, pero no actúa, ante esta opción……………. </text:p>
      <text:p text:style-name="P3"/>
      <text:p text:style-name="P3"/>
      <text:p text:style-name="P3"><text:span text:style-name="T11">13. </text:span>Selecciona la orden correcta para cada caso.</text:p>
      <text:p text:style-name="P3"/>
      <text:p text:style-name="P3">a) En el MySQL, cuando queremos seleccionar un esquema predeterminado utilizamos la orden....................… </text:p>
      <text:p text:style-name="P3"/>
      <text:p text:style-name="P3">b) En el MySQL, cuando queremos seleccionar una tabla de un esquema que no es lo que hay por defecto debemos indicarlo así ....................… </text:p>
      <text:p text:style-name="P3"/>
      <text:p text:style-name="P3">c) En el MySQL, cuando queremos visualizar la estructura de una tabla lo indicamos así ……….</text:p>
      <text:p text:style-name="P3"/>
      <text:p text:style-name="P3">d) En el MySQL, cuando queremos eliminar una tabla lo hacemos así .......................</text:p>
      <text:p text:style-name="P3"/>
      <text:p text:style-name="P3">e) En el MySQL, cuando queremos elminiar todas las filas de una tabla lo hacemos así .............</text:p>
      <text:p text:style-name="P3"/>
      <text:p text:style-name="P3"/>
      <text:p text:style-name="P3"><text:span text:style-name="T11">14. </text:span>Marque si son verdaderas (V) o falsas (F) las siguientes opciones: </text:p>
      <text:p text:style-name="P3"/>
      <text:p text:style-name="P3">a) Una transacción es una secuencia de instrucciones SQL que el SGBD gestiona como una unidad.</text:p>
      <text:p text:style-name="P3"/>
      <text:p text:style-name="P3">b) Las sentencias COMMIT y ROLLBACK permiten indicar un inicio y un final de transacción, respectivamente. </text:p>
      <text:p text:style-name="P3"/>
      <text:p text:style-name="P3">c) Las sentencias COMMIT y ROLLBACK permiten indicar un final de transacción. </text:p>
      <text:p text:style-name="P3"/>
      <text:p text:style-name="P3">d) Las transacciones en el MySQL sólo tienen sentido bajo el motor de almacenamiento InnoDB, que es el único motor transaccional del MySQL. </text:p>
      <text:p text:style-name="P3"/>
      <text:p text:style-name="P3">e) Las transacciones en el MySQL sólo tienen sentido bajo el motor de almacenamiento MyISAM, que es el único motor no transaccional del MySQL. </text:p>
      <text:p text:style-name="P3"/>
      <text:p text:style-name="P3"/>
      <text:p text:style-name="P3"/>
      <text:p text:style-name="P3"/>
      <text:p text:style-name="P1"><text:soft-page-break/><text:span text:style-name="T12">15. </text:span><text:span text:style-name="T1">Marque si son verdaderas (V) o falsas (F) las siguientes opciones: </text:span></text:p>
      <text:p text:style-name="P3"/>
      <text:p text:style-name="P3">a) El MySQL tiene el autocommit definido por defecto, esto quiere decir que después de una secuencia de inserciones, por ejemplo, no tiene sentido hacer un rollback. </text:p>
      <text:p text:style-name="P3"/>
      <text:p text:style-name="P3">b) El MySQL tiene el autocommit desactivado por defecto, esto quiere decir que después de una secuencia de inserciones, por ejemplo, no tiene sentido hacer un rollback. </text:p>
      <text:p text:style-name="P3"/>
      <text:p text:style-name="P3">c) Para activar el autocommit necesario ejecutar set autocommit = 1;.</text:p>
      <text:p text:style-name="P3"/>
      <text:p text:style-name="P3">d) Para desactivar el autocommit necesario ejecutar set autocommit = 0;. </text:p>
      <text:p text:style-name="P3"/>
      <text:p text:style-name="P3"/>
      <text:p text:style-name="P1"><text:span text:style-name="T12">16. </text:span><text:span text:style-name="T1">Seleccione cuáles de las afirmaciones son correctas:</text:span></text:p>
      <text:p text:style-name="P3"/>
      <text:p text:style-name="P3">a) START TRANSACTION define explícitamente el inicio de una transacción.</text:p>
      <text:p text:style-name="P3"/>
      <text:p text:style-name="P3">b) COMMIT y COMMIT WORK son sinónimos.</text:p>
      <text:p text:style-name="P3"/>
      <text:p text:style-name="P3">c) COMMIT y ROLLBACK WORK son sinónimos.</text:p>
      <text:p text:style-name="P3"/>
      <text:p text:style-name="P3">d) COMMIT AND CHAIN provoca el inicio de una nueva transacción que comenzará apenas termine la actual.</text:p>
      <text:p text:style-name="P3"/>
      <text:p text:style-name="P1">e) <text:span text:style-name="T1">SHOW PROCESSLIST provoca el inicio de una nueva transacción que comenzará apenas termine la actual.</text:span></text:p>
      <text:p text:style-name="P3"/>
      <text:p text:style-name="P3"/>
      <text:p text:style-name="P1"><text:span text:style-name="T12">1</text:span><text:span text:style-name="T12">7. </text:span><text:span text:style-name="T1">Seleccione cuáles de las afirmaciones son correctas. En una transacción ...</text:span></text:p>
      <text:p text:style-name="P3"/>
      <text:p text:style-name="P3">a) savepoint a1 define un punto en medio de una transacción que permitirá, si es necesario, hacer un commit hasta ese punto.</text:p>
      <text:p text:style-name="P3"/>
      <text:p text:style-name="P1">b) <text:span text:style-name="T1">savepoint a1 define un punto en medio de una transacción que permitirá, si es necesario, hacer un rollback hasta ese punto.</text:span></text:p>
      <text:p text:style-name="P3"/>
      <text:p text:style-name="P1">c) <text:span text:style-name="T1">savepoint a1 define un punto en medio de una transacción que permitirá, si es necesario, hacer un commit o un rollback hasta ese punto.</text:span></text:p>
      <text:p text:style-name="P3"/>
      <text:p text:style-name="P1">d) <text:span text:style-name="T1">realease a1 permite ejecutar un commit hasta el punto a1.</text:span></text:p>
      <text:p text:style-name="P3"/>
      <text:p text:style-name="P1">e) <text:span text:style-name="T1">realease a1 permite ejecutar un rollback hasta el punto a1.</text:span></text:p>
      <text:p text:style-name="P3"/>
      <text:p text:style-name="P3"/>
      <text:p text:style-name="P1"><text:soft-page-break/><text:span text:style-name="T12">18.</text:span><text:span text:style-name="T1"> Seleccione la respuesta correcta entre estas 4 (lock tables, el acceso exclusivo, el bloqueo de tablas y flush tables with read lock).</text:span></text:p>
      <text:p text:style-name="P3"/>
      <text:p text:style-name="P3">a) Para garantizar ..........................a unas determinadas tablas, en sesiones paralelas, hay que utilizar el comando LOCK TABLES . <text:s/></text:p>
      <text:p text:style-name="P3"/>
      <text:p text:style-name="P3">b) …………… protege contra accesos inapropiados de lecturas o escrituras por parte de sesiones paralelas. </text:p>
      <text:p text:style-name="P3"/>
      <text:p text:style-name="P3">c) Cuando se ejecuta .........................................… se hace un commit implícito; por tanto, si había alguna transacción abierta, ésta termina. </text:p>
      <text:p text:style-name="P3"/>
      <text:p text:style-name="P3">d) Con el fin de bloquear todas las tablas de todas las bases de datos a utilizar ........................ Por ejemplo para hacer copias de seguridad. </text:p>
      <text:p text:style-name="P3"/>
      <text:p text:style-name="P3"/>
      <text:p text:style-name="P1"><text:span text:style-name="T12">19. </text:span><text:span text:style-name="T1">Marque si son verdaderas (V) o falsas (F) las siguientes opciones: </text:span></text:p>
      <text:p text:style-name="P3"/>
      <text:p text:style-name="P3">a) Para bloquear una tabla se utiliza la sentencia LOCK TABLE. </text:p>
      <text:p text:style-name="P3"/>
      <text:p text:style-name="P3">b) Para bloquear una tabla se utiliza la sentencia LOCK TABLES. </text:p>
      <text:p text:style-name="P3"/>
      <text:p text:style-name="P3">c) Para bloquear una tabla se utiliza la sentencia FLUSH TABLES WITH READ LOCK. </text:p>
      <text:p text:style-name="P3"/>
      <text:p text:style-name="P3">d) Para bloquear una tabla se utiliza la sentencia UNLOCK TABLES. </text:p>
      <text:p text:style-name="P3"/>
      <text:p text:style-name="P3">e) Para desbloquear una tabla se utiliza la sentencia UNLOCK TABLE. </text:p>
      <text:p text:style-name="P3"/>
      <text:p text:style-name="P3">f) Para desbloquear una tabla se utiliza la sentencia UNLOCK TABLES. </text:p>
      <text:p text:style-name="P3"/>
      <text:p text:style-name="P3"/>
      <text:p text:style-name="P1"><text:span text:style-name="T12">2</text:span><text:span text:style-name="T12">0. </text:span><text:span text:style-name="T1">Si ejecutamos las siguientes instrucciones:</text:span></text:p>
      <text:p text:style-name="P3"/>
      <text:p text:style-name="P3">lock tables A read; </text:p>
      <text:p text:style-name="P3">select * from B;</text:p>
      <text:p text:style-name="P3"/>
      <text:p text:style-name="P3">El resultado será:</text:p>
      <text:p text:style-name="P3"/>
      <text:p text:style-name="P3">a) Se bloqueará la tabla A y se mostrarán las filas de la tabla B.</text:p>
      <text:p text:style-name="P3"/>
      <text:p text:style-name="P1">b) <text:span text:style-name="T1">Se bloquearán todas las tablas, aunque sólo se haya especificado la tabla A, y se mostrarán las filas de la tabla B.</text:span></text:p>
      <text:p text:style-name="P3"/>
      <text:p text:style-name="P3"><text:soft-page-break/>c) Se bloqueará la tabla A y provocará un error al acceder a la tabla B, al no haber sido esta bloqueada en esta transacción.</text:p>
      <text:p text:style-name="P3"/>
      <text:p text:style-name="P3">d) Se bloquearán todas las tablas, aunque sólo se haya especificado la tabla A y se mostrarán las filas de la tabla B.</text:p>
      <text:p text:style-name="P3"/>
      <text:p text:style-name="P3"/>
      <text:p text:style-name="P3"><text:span text:style-name="T11">21. </text:span>Si ejecutamos las siguientes instrucciones:</text:p>
      <text:p text:style-name="P3"/>
      <text:p text:style-name="P3">lock tables A read; </text:p>
      <text:p text:style-name="P3">select tablaA.a1 from A tablaA;</text:p>
      <text:p text:style-name="P3"/>
      <text:p text:style-name="P3">Elija la opción correcta. El resultado será:</text:p>
      <text:p text:style-name="P3"/>
      <text:p text:style-name="P3">a) Se bloqueará la tabla A y se mostrarán los valores de la columna a1 de la tabla A.</text:p>
      <text:p text:style-name="P3"/>
      <text:p text:style-name="P3">b) Se bloquearán todas las tablas, aunque sólo se haya hecho explícita la tabla A, y se mostrarán los valores de la columna a1 de la tabla A.</text:p>
      <text:p text:style-name="P3"/>
      <text:p text:style-name="P3">c) Se bloqueará la tabla A y se producirá un error al acceder a la tabla A con alias tablas, para el que no se definió el alias en el momento de definir la transacción.</text:p>
      <text:p text:style-name="P3"/>
      <text:p text:style-name="P1">d) <text:span text:style-name="T1">Se bloquearán todas las tablas excepto la tabla A, pero a pesar de todo se producirá un error al acceder a la tabla A con alias tablas, para el que no se definió el alias en el momento de definir la transacción.</text:span></text:p>
      <text:p text:style-name="P3"/>
      <text:p text:style-name="P3"/>
      <text:p text:style-name="P1"><text:span text:style-name="T12">2</text:span><text:span text:style-name="T12">2. </text:span><text:span text:style-name="T1">Si ejecutamos las siguientes instrucciones:</text:span></text:p>
      <text:p text:style-name="P3"/>
      <text:p text:style-name="P3">lock tables A as tablaA read;</text:p>
      <text:p text:style-name="P3">select tablaA.a1 from A tablaA;</text:p>
      <text:p text:style-name="P3"/>
      <text:p text:style-name="P3">Elija la opción correcta. El resultado será:</text:p>
      <text:p text:style-name="P3"/>
      <text:p text:style-name="P3">a) Se bloqueará la tabla A con alias tablas y se seleccionarán los valores de la columna a1 de la tabla A.</text:p>
      <text:p text:style-name="P3"/>
      <text:p text:style-name="P1">b) <text:span text:style-name="T1">Se bloquearán todas las </text:span><text:span text:style-name="T1">tabl</text:span><text:span text:style-name="T1">as, aunque sólo se haya hecho explícita la tabla A, y se mostrarán los valores de la columna a1 de la tabla A.</text:span></text:p>
      <text:p text:style-name="P3"/>
      <text:p text:style-name="P1">c) <text:span text:style-name="T1">Se bloqueará la tabla A y se producirá un error al acceder a la tabla A con alias </text:span><text:span text:style-name="T1">tabl</text:span><text:span text:style-name="T1">a</text:span><text:span text:style-name="T1">A</text:span><text:span text:style-name="T1"> ya que este alias ya existe.</text:span></text:p>
      <text:p text:style-name="P3"/>
      <text:p text:style-name="P1">d) <text:span text:style-name="T1">Se bloquearán todas las tablas excepto la tabla A, pero a pesar de todo se producirá un error al acceder a la tabla A con alias </text:span><text:span text:style-name="T1">tabl</text:span><text:span text:style-name="T1">a</text:span><text:span text:style-name="T1">A</text:span><text:span text:style-name="T1"> ya que este alias ya existe.</text:span></text:p>
      <text:p text:style-name="P1"><text:soft-page-break/><text:span text:style-name="T12">2</text:span><text:span text:style-name="T12">3.</text:span><text:span text:style-name="T1"> Seleccione los parámetros para configurar una transacción …</text:span></text:p>
      <text:p text:style-name="P3"/>
      <text:p text:style-name="P3">a) Que permita acceder a los datos de las tablas, aunque no se haya hecho un commit. Por lo tanto, que sea posible acceder a datos no consistentes (dirty read). </text:p>
      <text:p text:style-name="P3"/>
      <text:p text:style-name="P1">b) Q<text:span text:style-name="T1">ue sólo permita acceder a datos que se hayan aceptado (commit).</text:span></text:p>
      <text:p text:style-name="P3"/>
      <text:p text:style-name="P1">c) <text:span text:style-name="T1">(Por defecto) Que permita acceder a los datos de forma consistente dentro de las transacciones, de manera que todas las lecturas de los datos, dentro de una transacción de este tipo, permitan obtenerlas como al inicio de la transacción , aunque ya hubieran cambiado. </text:span></text:p>
      <text:p text:style-name="P3"/>
      <text:p text:style-name="P1">d) Q<text:span text:style-name="T1">ue permita acceder a los datos de forma consistente en cualquier lectura de los datos, aunque no nos encontramos dentro de una transacción. </text:span></text:p>
      <text:p text:style-name="P3"/>
      <text:p text:style-name="P3"/>
      <text:p text:style-name="P1"><text:span text:style-name="T12">24. </text:span><text:span text:style-name="T1">Indica si son verdaderas (V) o falsas (F) las siguientes afirmaciones: </text:span></text:p>
      <text:p text:style-name="P3"/>
      <text:p text:style-name="P3">a) Se pueden definir características GLOBAL para las transacciones de forma que éstas afecten a todas las sesiones. </text:p>
      <text:p text:style-name="P3"/>
      <text:p text:style-name="P3">b) Se pueden definir características SESSION para las transacciones de forma que éstas afecten a todas las sesiones. </text:p>
      <text:p text:style-name="P3"/>
      <text:p text:style-name="P3">c) Para activar la característica Serializable para las transacciones se utiliza la orden SET TRANSACTION Isolation LEVEL Serializable;. </text:p>
      <text:p text:style-name="P3"/>
      <text:p text:style-name="P3">d) Para activar la característica Serializable para las transacciones se utiliza la orden SET TRANSACTION Serializable;. </text:p>
      <text:p text:style-name="P3"/>
      <text:p text:style-name="P3"/>
      <text:p text:style-name="P1"><text:span text:style-name="T12">2</text:span><text:span text:style-name="T12">5. </text:span><text:span text:style-name="T1">Indique cuáles de las siguientes opciones son correctas:</text:span></text:p>
      <text:p text:style-name="P3"/>
      <text:p text:style-name="P3">a) Se puede finalizar una transacción ejecutando SET TRANSACTION OFF.</text:p>
      <text:p text:style-name="P3"/>
      <text:p text:style-name="P3">b) Se puede finalizar una transacción ejecutando COMMIT.</text:p>
      <text:p text:style-name="P3"/>
      <text:p text:style-name="P3">c) Se puede finalizar una transacción ejecutando ROLLBACK.</text:p>
      <text:p text:style-name="P3"/>
      <text:p text:style-name="P1">d) <text:span text:style-name="T1">Se puede finalizar una transacción ejecutando STOP TRANSACTION.</text:span></text:p>
      <text:p text:style-name="P3"/>
      <text:p text:style-name="P1">e) <text:span text:style-name="T1">Se puede finalizar una transacción ejecutando SHOW PROCESSLIST.</text:span></text:p>
      <text:p text:style-name="P3"/>
      <text:p text:style-name="P3">f) Se puede finalizar una transacción ejecutando RELEASE.</text:p>
      <text:p text:style-name="P3"/>
      <text:p text:style-name="P1"><text:soft-page-break/>g) <text:span text:style-name="T1">Se puede finalizar una transacción ejecutando SET AUTOCOMMIT = 0.</text:span></text:p>
      <text:p text:style-name="P3"/>
      <text:p text:style-name="P1">h) <text:span text:style-name="T1">Se puede finalizar una transacción ejecutando SET AUTOCOMMIT =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3T20:58:14.912000000</meta:creation-date>
    <dc:date>2021-01-22T18:00:25.40</dc:date>
    <meta:editing-duration>PT1H24M5S</meta:editing-duration>
    <meta:editing-cycles>15</meta:editing-cycles>
    <meta:generator>OpenOffice/4.1.8$Win32 OpenOffice.org_project/418m3$Build-9803</meta:generator>
    <meta:document-statistic meta:table-count="0" meta:image-count="0" meta:object-count="0" meta:page-count="11" meta:paragraph-count="186" meta:word-count="2475" meta:character-count="14323"/>
    <dc:creator>Juan Fco.  Losa Márquez</dc:creator>
  </office:meta>
</office:document-meta>
</file>